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Paragrafoelenco" style:list-style-name="LFO1" style:family="paragraph"/>
    <style:style style:name="P3" style:parent-style-name="Paragrafoelenco" style:list-style-name="LFO1" style:family="paragraph"/>
    <style:style style:name="P4" style:parent-style-name="Paragrafoelenco" style:list-style-name="LFO1" style:family="paragraph"/>
    <style:style style:name="P5" style:parent-style-name="Paragrafoelenco" style:list-style-name="LFO1" style:family="paragraph"/>
    <style:style style:name="P6" style:parent-style-name="Paragrafoelenco" style:list-style-name="LFO1" style:family="paragraph"/>
    <style:style style:name="P7" style:parent-style-name="Paragrafoelenco" style:list-style-name="LFO1" style:family="paragraph"/>
    <style:style style:name="P8" style:parent-style-name="Paragrafoelenco" style:list-style-name="LFO1" style:family="paragraph"/>
  </office:automatic-styles>
  <office:body>
    <office:text text:use-soft-page-breaks="true">
      <text:p text:style-name="P1">Tesi</text:p>
      <text:list text:style-name="LFO1" text:continue-numbering="true">
        <text:list-item>
          <text:p text:style-name="P2">Consegna dei file di mappatura xml</text:p>
        </text:list-item>
        <text:list-item>
          <text:p text:style-name="P3">Analisi personale dei file di mappatura xml</text:p>
        </text:list-item>
        <text:list-item>
          <text:p text:style-name="P4">Riunione per chiarire i requisiti della mappatura</text:p>
          <text:list text:continue-numbering="true">
            <text:list-item>
              <text:p text:style-name="P5">Domande di competenza a esperti di dominio</text:p>
            </text:list-item>
            <text:list-item>
              <text:p text:style-name="P6">Confronto sui punti critici e i dubbi riguardanti il dominio</text:p>
            </text:list-item>
          </text:list>
        </text:list-item>
        <text:list-item>
          <text:p text:style-name="P7">Prima bozza di mappatura</text:p>
        </text:list-item>
        <text:list-item>
          <text:p text:style-name="P8">Identificazione punti critici : campi aggregati o con tipizzazioni sbagliat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 Alesi - nicol.alesi@studio.unibo.it</meta:initial-creator>
    <dc:creator>Nicol Alesi - nicol.alesi@studio.unibo.it</dc:creator>
    <meta:creation-date>2024-11-15T08:58:00Z</meta:creation-date>
    <dc:date>2024-11-15T09:56:00Z</dc:date>
    <meta:template xlink:href="Normal" xlink:type="simple"/>
    <meta:editing-cycles>1</meta:editing-cycles>
    <meta:editing-duration>PT3480S</meta:editing-duration>
    <meta:document-statistic meta:page-count="1" meta:paragraph-count="1" meta:word-count="50" meta:character-count="339" meta:row-count="2" meta:non-whitespace-character-count="290"/>
  </office:meta>
</office:document-meta>
</file>